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</office:automatic-styles>
  <office:body>
    <office:text>
      <text:p text:style-name="P1"><text:span text:style-name="T1_1">1217<text:s/></text:span><text:span text:style-name="T1_2">Saturday</text:span><text:span text:style-name="T1_3"><text:s/>-<text:s/></text:span><text:span text:style-name="T1_4">Section</text:span><text:span text:style-name="T1_5"><text:s/></text:span><text:span text:style-name="T1_6">Started</text:span><text:span text:style-name="T1_7"><text:s/>-<text:s/></text:span><text:span text:style-name="T1_8">Pham</text:span></text:p>
      <text:p text:style-name="P2"><text:span text:style-name="T2_1">1547<text:s/></text:span><text:span text:style-name="T2_2">Saturday</text:span><text:span text:style-name="T2_3"><text:s/>-<text:s/></text:span><text:span text:style-name="T2_4">Changelog</text:span><text:span text:style-name="T2_5"><text:s/></text:span><text:span text:style-name="T2_6">Added</text:span><text:span text:style-name="T2_7"><text:s/>-<text:s/></text:span><text:span text:style-name="T2_8">Jones</text:span></text:p>
      <text:p text:style-name="P3"><text:span text:style-name="T3_1">2048<text:s/></text:span><text:span text:style-name="T3_2">Saturday</text:span><text:span text:style-name="T3_3"><text:s/>-<text:s/></text:span><text:span text:style-name="T3_4">Edited</text:span><text:span text:style-name="T3_5"><text:s/></text:span><text:span text:style-name="T3_6">introduction</text:span><text:span text:style-name="T3_7">,<text:s/></text:span><text:span text:style-name="T3_8">added</text:span><text:span text:style-name="T3_9"><text:s/></text:span><text:span text:style-name="T3_10">examples</text:span><text:span text:style-name="T3_11"><text:s/></text:span><text:span text:style-name="T3_12">and</text:span><text:span text:style-name="T3_13"><text:s/></text:span><text:span text:style-name="T3_14">review</text:span><text:span text:style-name="T3_15"><text:s/>-<text:s/></text:span><text:span text:style-name="T3_16">LeBlanc</text:span></text:p>
      <text:p text:style-name="P4"><text:span text:style-name="T4_1">1852<text:s/></text:span><text:span text:style-name="T4_2">Sunday</text:span><text:span text:style-name="T4_3">-<text:s/></text:span><text:span text:style-name="T4_4">References</text:span><text:span text:style-name="T4_5"><text:s/></text:span><text:span text:style-name="T4_6">added</text:span><text:span text:style-name="T4_7">-<text:s/></text:span><text:span text:style-name="T4_8">Silvestre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